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pitch="variable"/>
    <style:font-face style:name="Hiragino Mincho Pro W3" svg:font-family="'Hiragino Mincho Pro W3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fill-color="#e6ff00" draw:fill-hatch-solid="false" draw:textarea-horizontal-align="center" draw:textarea-vertical-align="middle"/>
    </style:style>
    <style:style style:name="gr3" style:family="graphic" style:parent-style-name="standard">
      <style:graphic-properties draw:fill="none" draw:fill-color="#00ff00" draw:fill-hatch-solid="false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svg:stroke-width="0cm" draw:marker-start-width="0.2cm" draw:marker-end-width="0.2cm" draw:fill="none" draw:fill-color="#0000ff" draw:fill-hatch-solid="false" draw:textarea-horizontal-align="center" draw:textarea-vertical-align="middle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00660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149cm" fo:min-width="0.1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5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5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15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6ff00" draw:fill-hatch-solid="false"/>
      <style:paragraph-properties fo:text-align="center"/>
    </style:style>
    <style:style style:name="P3" style:family="paragraph">
      <loext:graphic-properties draw:fill="none" draw:fill-color="#00ff00" draw:fill-hatch-solid="false"/>
      <style:paragraph-properties fo:text-align="center"/>
    </style:style>
    <style:style style:name="P4" style:family="paragraph">
      <loext:graphic-properties draw:fill="none" draw:fill-color="#0000ff" draw:fill-hatch-solid="false"/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1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paragraph-properties style:writing-mode="lr-tb"/>
      <style:text-properties style:font-name="Liberation Serif" fo:font-size="16pt" style:font-size-asian="16pt" style:font-size-complex="16pt"/>
    </style:style>
    <style:style style:name="T1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-38% 75%" style:font-name="Liberation Sans1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Liberation Sans1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ans1" fo:font-size="16pt" fo:font-style="normal" style:font-size-asian="16pt" style:font-style-asian="normal" style:font-size-complex="16pt" style:font-style-complex="normal"/>
    </style:style>
    <style:style style:name="T5" style:family="text">
      <style:text-properties style:font-name="Liberation Serif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4.48cm" svg:height="3.464cm" svg:x="4.988cm" svg:y="6.695cm" svg:viewBox="0 0 4481 3465" draw:points="693,3465 0,2412 683,1384 1294,320 2609,184 3835,0 4481,1292">
          <text:p/>
        </draw:polygon>
        <draw:polygon draw:style-name="gr2" draw:text-style-name="P2" draw:layer="layout" svg:width="3.886cm" svg:height="3.835cm" svg:x="1.761cm" svg:y="1.247cm" svg:viewBox="0 0 3887 3836" draw:points="81,1323 722,438 1964,0 3012,743 3887,1567 3643,2707 3032,3714 1669,3836 793,3633 0,2391">
          <text:p/>
        </draw:polygon>
        <draw:polygon draw:style-name="gr3" draw:text-style-name="P3" draw:layer="layout" svg:width="5.088cm" svg:height="4.386cm" svg:x="4.793cm" svg:y="2.641cm" svg:viewBox="0 0 5089 4387" draw:points="0,2321 611,1303 855,184 2158,0 3318,82 4437,937 5089,1995 4743,3175 4030,4051 2829,4234 1496,4387 866,3247">
          <text:p/>
        </draw:polygon>
        <draw:polygon draw:style-name="gr4" draw:text-style-name="P4" draw:layer="layout" svg:width="4.761cm" svg:height="4.538cm" svg:x="1.517cm" svg:y="4.88cm" svg:viewBox="0 0 4762 4539" draw:points="0,1730 447,2931 1078,4050 2238,4539 3460,4234 4152,3196 4762,2137 4131,998 3277,92 1913,204 1038,0 468,713">
          <text:p/>
        </draw:polygon>
        <draw:connector draw:style-name="gr5" draw:text-style-name="P1" xml:id="id1" draw:id="id1" draw:layer="layout" draw:type="line" svg:x1="3.776cm" svg:y1="7.14cm" svg:x2="7.622cm" svg:y2="9.053cm" svg:d="M3776 7140l3846 1913" svg:viewBox="0 0 3847 1914">
          <text:p/>
        </draw:connector>
        <draw:connector draw:style-name="gr5" draw:text-style-name="P1" xml:id="id2" draw:id="id2" draw:layer="layout" draw:type="line" svg:x1="7.622cm" svg:y1="9.053cm" svg:x2="7.582cm" svg:y2="4.595cm" draw:start-shape="id1" draw:start-glue-point="3" svg:d="M7622 9053l-40-4458" svg:viewBox="0 0 41 4459">
          <text:p/>
        </draw:connector>
        <draw:connector draw:style-name="gr5" draw:text-style-name="P1" draw:layer="layout" draw:type="line" svg:x1="7.582cm" svg:y1="4.595cm" svg:x2="3.776cm" svg:y2="7.14cm" draw:start-shape="id2" draw:start-glue-point="3" draw:end-shape="id1" draw:end-glue-point="2" svg:d="M7582 4595l-3806 2545" svg:viewBox="0 0 3807 2546">
          <text:p/>
        </draw:connector>
        <draw:connector draw:style-name="gr5" draw:text-style-name="P1" xml:id="id3" draw:id="id3" draw:layer="layout" draw:type="line" svg:x1="3.776cm" svg:y1="7.14cm" svg:x2="3.145cm" svg:y2="3.293cm" draw:start-shape="id1" draw:start-glue-point="2" svg:d="M3776 7140l-631-3847" svg:viewBox="0 0 632 3848">
          <text:p/>
        </draw:connector>
        <draw:connector draw:style-name="gr5" draw:text-style-name="P1" draw:layer="layout" draw:type="line" svg:x1="3.145cm" svg:y1="3.293cm" svg:x2="7.582cm" svg:y2="4.595cm" draw:start-shape="id3" draw:start-glue-point="3" draw:end-shape="id2" draw:end-glue-point="3" svg:d="M3145 3293l4437 1302" svg:viewBox="0 0 4438 1303">
          <text:p/>
        </draw:connector>
        <draw:connector draw:style-name="gr5" draw:text-style-name="P1" xml:id="id4" draw:id="id4" draw:layer="layout" draw:type="line" svg:x1="3.145cm" svg:y1="3.293cm" svg:x2="6.32cm" svg:y2="0.769cm" draw:start-shape="id3" draw:start-glue-point="3" svg:d="M3145 3293l3175-2524" svg:viewBox="0 0 3176 2525">
          <text:p/>
        </draw:connector>
        <draw:connector draw:style-name="gr5" draw:text-style-name="P1" draw:layer="layout" draw:type="line" svg:x1="6.32cm" svg:y1="0.769cm" svg:x2="7.582cm" svg:y2="4.595cm" draw:start-shape="id4" draw:start-glue-point="3" draw:end-shape="id2" draw:end-glue-point="3" svg:d="M6320 769l1262 3826" svg:viewBox="0 0 1263 3827">
          <text:p/>
        </draw:connector>
        <draw:connector draw:style-name="gr5" draw:text-style-name="P1" xml:id="id5" draw:id="id5" draw:layer="layout" draw:type="line" svg:x1="3.145cm" svg:y1="3.293cm" svg:x2="1.863cm" svg:y2="0.138cm" draw:start-shape="id3" draw:start-glue-point="3" svg:d="M3145 3293l-1282-3155" svg:viewBox="0 0 1283 3156">
          <text:p/>
        </draw:connector>
        <draw:connector draw:style-name="gr5" draw:text-style-name="P1" draw:layer="layout" draw:type="line" svg:x1="1.863cm" svg:y1="0.138cm" svg:x2="6.32cm" svg:y2="0.769cm" draw:start-shape="id5" draw:start-glue-point="3" draw:end-shape="id4" draw:end-glue-point="3" svg:d="M1863 138l4457 631" svg:viewBox="0 0 4458 632">
          <text:p/>
        </draw:connector>
        <draw:connector draw:style-name="gr5" draw:text-style-name="P1" xml:id="id6" draw:id="id6" draw:layer="layout" draw:type="line" svg:x1="3.145cm" svg:y1="3.293cm" svg:x2="0.194cm" svg:y2="4.046cm" draw:start-shape="id3" draw:start-glue-point="3" svg:d="M3145 3293l-2951 753" svg:viewBox="0 0 2952 754">
          <text:p/>
        </draw:connector>
        <draw:connector draw:style-name="gr5" draw:text-style-name="P1" draw:layer="layout" draw:type="line" svg:x1="0.194cm" svg:y1="4.046cm" svg:x2="1.863cm" svg:y2="0.138cm" draw:start-shape="id6" draw:start-glue-point="3" draw:end-shape="id5" draw:end-glue-point="3" svg:d="M194 4046l1669-3908" svg:viewBox="0 0 1670 3909">
          <text:p/>
        </draw:connector>
        <draw:connector draw:style-name="gr5" draw:text-style-name="P1" draw:layer="layout" draw:type="line" svg:x1="0.194cm" svg:y1="4.046cm" svg:x2="3.776cm" svg:y2="7.14cm" draw:start-shape="id6" draw:start-glue-point="3" draw:end-shape="id1" draw:end-glue-point="2" svg:d="M194 4046l3582 3094" svg:viewBox="0 0 3583 3095">
          <text:p/>
        </draw:connector>
        <draw:connector draw:style-name="gr5" draw:text-style-name="P1" xml:id="id7" draw:id="id7" draw:layer="layout" draw:type="line" svg:x1="3.776cm" svg:y1="7.14cm" svg:x2="0.235cm" svg:y2="8.442cm" draw:start-shape="id1" draw:start-glue-point="2" svg:d="M3776 7140l-3541 1302" svg:viewBox="0 0 3542 1303">
          <text:p/>
        </draw:connector>
        <draw:connector draw:style-name="gr5" draw:text-style-name="P1" draw:layer="layout" draw:type="line" svg:x1="0.194cm" svg:y1="4.046cm" svg:x2="0.235cm" svg:y2="8.442cm" draw:start-shape="id6" draw:start-glue-point="3" draw:end-shape="id7" draw:end-glue-point="3" svg:d="M194 4046l41 4396" svg:viewBox="0 0 42 4397">
          <text:p/>
        </draw:connector>
        <draw:connector draw:style-name="gr5" draw:text-style-name="P1" xml:id="id8" draw:id="id8" draw:layer="layout" draw:type="line" svg:x1="0.235cm" svg:y1="8.442cm" svg:x2="3.735cm" svg:y2="11.311cm" draw:start-shape="id7" draw:start-glue-point="3" svg:d="M235 8442l3500 2869" svg:viewBox="0 0 3501 2870">
          <text:p/>
        </draw:connector>
        <draw:connector draw:style-name="gr5" draw:text-style-name="P1" draw:layer="layout" draw:type="line" svg:x1="3.776cm" svg:y1="7.14cm" svg:x2="3.735cm" svg:y2="11.311cm" draw:start-shape="id1" draw:start-glue-point="2" draw:end-shape="id8" draw:end-glue-point="3" svg:d="M3776 7140l-41 4171" svg:viewBox="0 0 42 4172">
          <text:p/>
        </draw:connector>
        <draw:connector draw:style-name="gr6" draw:text-style-name="P1" draw:layer="layout" draw:type="line" svg:x1="3.735cm" svg:y1="11.311cm" svg:x2="7.622cm" svg:y2="9.053cm" draw:start-shape="id8" draw:start-glue-point="3" draw:end-shape="id1" draw:end-glue-point="3" svg:d="M3735 11311l3887-2258" svg:viewBox="0 0 3888 2259">
          <text:p/>
        </draw:connector>
        <draw:connector draw:style-name="gr5" draw:text-style-name="P1" xml:id="id9" draw:id="id9" draw:layer="layout" draw:type="line" svg:x1="7.582cm" svg:y1="4.595cm" svg:x2="11.327cm" svg:y2="6.956cm" draw:start-shape="id2" draw:start-glue-point="3" svg:d="M7582 4595l3745 2361" svg:viewBox="0 0 3746 2362">
          <text:p/>
        </draw:connector>
        <draw:connector draw:style-name="gr6" draw:text-style-name="P1" draw:layer="layout" draw:type="line" svg:x1="7.622cm" svg:y1="9.053cm" svg:x2="11.327cm" svg:y2="6.956cm" draw:start-shape="id1" draw:start-glue-point="3" draw:end-shape="id9" draw:end-glue-point="3" svg:d="M7622 9053l3705-2097" svg:viewBox="0 0 3706 2098">
          <text:p/>
        </draw:connector>
        <draw:connector draw:style-name="gr5" draw:text-style-name="P1" xml:id="id10" draw:id="id10" draw:layer="layout" draw:type="line" svg:x1="7.582cm" svg:y1="4.595cm" svg:x2="10.899cm" svg:y2="2.539cm" draw:start-shape="id2" draw:start-glue-point="3" svg:d="M7582 4595l3317-2056" svg:viewBox="0 0 3318 2057">
          <text:p/>
        </draw:connector>
        <draw:connector draw:style-name="gr5" draw:text-style-name="P1" draw:layer="layout" draw:type="line" svg:x1="10.899cm" svg:y1="2.539cm" svg:x2="11.327cm" svg:y2="6.956cm" draw:start-shape="id10" draw:start-glue-point="3" draw:end-shape="id9" draw:end-glue-point="3" svg:d="M10899 2539l428 4417" svg:viewBox="0 0 429 4418">
          <text:p/>
        </draw:connector>
        <draw:connector draw:style-name="gr5" draw:text-style-name="P1" draw:layer="layout" draw:type="line" svg:x1="6.32cm" svg:y1="0.769cm" svg:x2="10.899cm" svg:y2="2.539cm" draw:start-shape="id4" draw:start-glue-point="3" draw:end-shape="id10" draw:end-glue-point="3" svg:d="M6320 769l4579 1770" svg:viewBox="0 0 4580 1771">
          <text:p/>
        </draw:connector>
        <draw:custom-shape draw:style-name="gr7" draw:text-style-name="P5" draw:layer="layout" svg:width="0.15cm" svg:height="0.15cm" svg:x="8.184cm" svg:y="6.7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09cm" svg:height="0.209cm" svg:x="8.439cm" svg:y="8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9" draw:text-style-name="P7" draw:layer="layout" svg:width="0.502cm" svg:height="0.812cm" svg:x="8.156cm" svg:y="6.774cm">
            <draw:text-box>
              <text:p><text:span text:style-name="T1">x</text:span><text:span text:style-name="T2">ij</text:span></text:p>
            </draw:text-box>
          </draw:frame>
          <draw:frame draw:style-name="gr10" draw:text-style-name="P8" draw:layer="layout" svg:width="0.188cm" svg:height="0.475cm" svg:x="8.428cm" svg:y="6.683cm">
            <draw:text-box>
              <text:p><text:span text:style-name="T3">e</text:span></text:p>
            </draw:text-box>
          </draw:frame>
        </draw:g>
        <draw:g>
          <draw:frame draw:style-name="gr11" draw:text-style-name="P7" draw:layer="layout" svg:width="0.574cm" svg:height="0.812cm" svg:x="8.279cm" svg:y="5.863cm">
            <draw:text-box>
              <text:p><text:span text:style-name="T4">Γ</text:span><text:span text:style-name="T2">ij</text:span></text:p>
            </draw:text-box>
          </draw:frame>
          <draw:frame draw:style-name="gr10" draw:text-style-name="P8" draw:layer="layout" svg:width="0.188cm" svg:height="0.475cm" svg:x="8.644cm" svg:y="5.68cm">
            <draw:text-box>
              <text:p><text:span text:style-name="T3">e</text:span></text:p>
            </draw:text-box>
          </draw:frame>
        </draw:g>
        <draw:g>
          <draw:frame draw:style-name="gr11" draw:text-style-name="P7" draw:layer="layout" svg:width="0.574cm" svg:height="0.812cm" svg:x="8.895cm" svg:y="8.308cm">
            <draw:text-box>
              <text:p><text:span text:style-name="T4">Γ</text:span><text:span text:style-name="T2">i</text:span></text:p>
            </draw:text-box>
          </draw:frame>
          <draw:frame draw:style-name="gr10" draw:text-style-name="P8" draw:layer="layout" svg:width="0.538cm" svg:height="0.475cm" svg:x="9.26cm" svg:y="8.125cm">
            <draw:text-box>
              <text:p><text:span text:style-name="T3">be</text:span></text:p>
            </draw:text-box>
          </draw:frame>
        </draw:g>
        <draw:g>
          <draw:frame draw:style-name="gr9" draw:text-style-name="P7" draw:layer="layout" svg:width="0.502cm" svg:height="0.812cm" svg:x="8.048cm" svg:y="7.823cm">
            <draw:text-box>
              <text:p><text:span text:style-name="T1">x</text:span><text:span text:style-name="T2">i</text:span></text:p>
            </draw:text-box>
          </draw:frame>
          <draw:frame draw:style-name="gr10" draw:text-style-name="P8" draw:layer="layout" svg:width="0.538cm" svg:height="0.475cm" svg:x="8.32cm" svg:y="7.732cm">
            <draw:text-box>
              <text:p><text:span text:style-name="T3">be</text:span></text:p>
            </draw:text-box>
          </draw:frame>
        </draw:g>
        <draw:frame draw:style-name="gr12" draw:text-style-name="P7" draw:layer="layout" svg:width="0.159cm" svg:height="0.628cm" svg:x="7.401cm" svg:y="8.361cm">
          <draw:text-box>
            <text:p><text:span text:style-name="T1">i</text:span></text:p>
          </draw:text-box>
        </draw:frame>
        <draw:frame draw:style-name="gr13" draw:text-style-name="P7" draw:layer="layout" svg:width="0.159cm" svg:height="0.628cm" svg:x="7.37cm" svg:y="4.665cm">
          <draw:text-box>
            <text:p><text:span text:style-name="T1">j</text:span></text:p>
          </draw:text-box>
        </draw:frame>
        <draw:frame draw:style-name="gr14" draw:text-style-name="P7" draw:layer="layout" svg:width="0.315cm" svg:height="0.628cm" svg:x="9.36cm" svg:y="6.57cm">
          <draw:text-box>
            <text:p><text:span text:style-name="T1">e</text:span></text:p>
          </draw:text-box>
        </draw:frame>
        <draw:frame draw:style-name="gr15" draw:text-style-name="P9" draw:layer="layout" svg:width="0.785cm" svg:height="0.628cm" svg:x="6.348cm" svg:y="7.038cm">
          <draw:text-box>
            <text:p><text:span text:style-name="T5">CV</text:span></text:p>
          </draw:text-box>
        </draw:frame>
        <draw:frame draw:style-name="gr13" draw:text-style-name="P7" draw:layer="layout" svg:width="0.286cm" svg:height="0.628cm" svg:x="11.039cm" svg:y="7.065cm">
          <draw:text-box>
            <text:p><text:span text:style-name="T1">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pitch="variable"/>
    <style:font-face style:name="Hiragino Mincho Pro W3" svg:font-family="'Hiragino Mincho Pro W3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Lucida Grand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iragino Mincho Pro W3" style:font-family-asian="'Hiragino Mincho Pro W3'" style:font-pitch-asian="variable" style:font-size-asian="24pt" style:font-style-asian="normal" style:font-weight-asian="normal" style:font-name-complex="Lucida Grande" style:font-family-complex="'Lucida Grande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generator>LibreOffice/6.4.6.2$MacOSX_X86_64 LibreOffice_project/0ce51a4fd21bff07a5c061082cc82c5ed232f115</meta:generator>
    <meta:creation-date>2006-10-29T16:16:13</meta:creation-date>
    <dc:date>2020-09-29T07:28:47.011029640</dc:date>
    <dc:language>en-US</dc:language>
    <meta:editing-cycles>57</meta:editing-cycles>
    <meta:editing-duration>PT5H7M57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